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 style:list-style-name="L1">
      <style:text-properties style:font-name="Times New Roman1"/>
    </style:style>
    <style:style style:name="T1" style:family="text">
      <style:text-properties style:font-name="Times New Roman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RDOS01E</text:p>
      <text:p text:style-name="Standard"/>
      <text:p text:style-name="Standard">Seznam materiálu:</text:p>
      <text:p text:style-name="Standard"/>
      <text:p text:style-name="Standard">GPS01B</text:p>
      <text:p text:style-name="Standard">-JUMP<text:tab/>-EXT</text:p>
      <text:p text:style-name="Standard"><text:tab/>-USB-OFF</text:p>
      <text:p text:style-name="Standard"><text:tab/>-ACTIVE</text:p>
      <text:p text:style-name="Standard"/>
      <text:p text:style-name="Standard">REL1SW01A</text:p>
      <text:p text:style-name="Standard">-JUMP<text:tab/>-VCC-1</text:p>
      <text:p text:style-name="Standard"><text:tab/>-1-2</text:p>
      <text:p text:style-name="Standard"><text:tab/>-VCC-10</text:p>
      <text:p text:style-name="Standard"/>
      <text:p text:style-name="Standard">TPS63060V01A</text:p>
      <text:p text:style-name="Standard">-JUMP<text:tab/>-EN-VIN</text:p>
      <text:p text:style-name="Standard"><text:tab/>-MODE</text:p>
      <text:p text:style-name="Standard"><text:tab/>-3,3V</text:p>
      <text:p text:style-name="Standard"/>
      <text:p text:style-name="Standard">ATMEGATQ4401A</text:p>
      <text:p text:style-name="Standard"><text:tab/>-krystal 16MHz</text:p>
      <text:p text:style-name="Standard"/>
      <text:p text:style-name="Standard">SDcard01B</text:p>
      <text:p text:style-name="Standard"><text:tab/>-bez LED</text:p>
      <text:p text:style-name="Standard"/>
      <text:p text:style-name="Standard">M3x14 <text:s/>8ks – na OZDUAL03B -dotahují se pak všechny matky, nesmí se nic klepat</text:p>
      <text:p text:style-name="Standard"/>
      <text:p text:style-name="Standard">Přední panel boxu:</text:p>
      <text:p text:style-name="Standard"/>
      <text:p text:style-name="Standard">Pořadí prvků na panelu z leva do prava: LED ŽLUTÁ, LED ZELENÁ, SMA</text:p>
      <text:p text:style-name="Standard"/>
      <text:p text:style-name="Standard">LED ZELENÁ – 5mm, odpor na anodu 1k<text:span text:style-name="T1">Ω, vodiče 10 cm</text:span></text:p>
      <text:p text:style-name="P1"/>
      <text:p text:style-name="P1">LED ZELENÁ/A – GPS01B/TIMEPULSE – zelená</text:p>
      <text:p text:style-name="P1">LED ZELENÁ/K – GPS01B/GND – modrá</text:p>
      <text:p text:style-name="P1"/>
      <text:p text:style-name="Standard">LED ŽLUTÁ – 5mm, odpor na anodu 1k<text:span text:style-name="T1">Ω, vodiče 13 cm</text:span></text:p>
      <text:p text:style-name="P1"/>
      <text:p text:style-name="P1">LED ŽLUTÁ/A – ATMEGATQ4401A/VCC – žlutá</text:p>
      <text:p text:style-name="P1">LED ŽLUTÁ/K – ATMEGATQ4401A/PC7 – modrá</text:p>
      <text:p text:style-name="P1"/>
      <text:p text:style-name="P1">OZDUAL03B č.1</text:p>
      <text:p text:style-name="P1">-JUMP -GNDA-GND</text:p>
      <text:p text:style-name="P1"/>
      <text:p text:style-name="P1">Baterka 3V</text:p>
      <text:p text:style-name="P1">-přidělané káblíky 4,5 cm, žlutá +, modrá -. Konektroy na hřebínek na konci.</text:p>
      <text:p text:style-name="P1"/>
      <text:p text:style-name="P1">Baterkové pouzdro na 3 baterie</text:p>
      <text:p text:style-name="P1">-kabel s pojistkou + 5 cm kabelu – červená</text:p>
      <text:p text:style-name="P1">-20cm - modrá</text:p>
      <text:p text:style-name="P1"/>
      <text:p text:style-name="P1">OZDUAL03B č.2</text:p>
      <text:p text:style-name="P1"><text:soft-page-break/>-JUMP<text:tab/>- GNDA-GND</text:p>
      <text:p text:style-name="P1"><text:tab/>- 5 – 4</text:p>
      <text:p text:style-name="P1"><text:tab/>- OUTA – INA-</text:p>
      <text:p text:style-name="P1"/>
      <text:p text:style-name="P1"/>
      <text:p text:style-name="P1">Detektor</text:p>
      <text:p text:style-name="P1"/>
      <text:p text:style-name="P1">ATMEGATQ4401A – OZDUAL03B č.1</text:p>
      <text:p text:style-name="P1">PA1 – INB+ - bílá 15 cm</text:p>
      <text:p text:style-name="P1"/>
      <text:p text:style-name="P1">ATMEGATQ4401A – OZDUAL03B č.2</text:p>
      <text:p text:style-name="P1">PB0 – 1 - fialová 15 cm</text:p>
      <text:p text:style-name="P1">GND – GNDA - modrá 15 cm</text:p>
      <text:p text:style-name="P1">VCC – VIN+ - červená 15cm</text:p>
      <text:p text:style-name="P1">PA0 – OUTB – žlutá 15cm</text:p>
      <text:p text:style-name="P1"/>
      <text:p text:style-name="P1">Baterie 3V – OZDUAL03B č.1</text:p>
      <text:p text:style-name="P1">- - INA+ - žlutá</text:p>
      <text:p text:style-name="P1">+ - VREF – modrá</text:p>
      <text:p text:style-name="P1"/>
      <text:p text:style-name="P1">OZDUAL03B č.2 – OZDUAL03B č.1</text:p>
      <text:p text:style-name="P1">POWER – POWER – vodič modrý a červený 10 cm</text:p>
      <text:p text:style-name="P1">VREFA – OUTB – žlutá 10 cm</text:p>
      <text:p text:style-name="P1"/>
      <text:p text:style-name="P1"><text:s/>OZDUAL03B č.2</text:p>
      <text:p text:style-name="P1">VREFB – 2 – šedá 10 cm</text:p>
      <text:p text:style-name="P1">INB+ - OUTA – žlutá 10 cm</text:p>
      <text:p text:style-name="P1"/>
      <text:p text:style-name="P1">OZDUAL03B č.1</text:p>
      <text:p text:style-name="P1">VREFA – 2 – 4 – INB+ - fialová 10 cm</text:p>
      <text:p text:style-name="P1">VREFB – OUTA – žlutá 10 cm</text:p>
      <text:p text:style-name="P1"/>
      <text:p text:style-name="P1">ATMEGATQ4401A</text:p>
      <text:p text:style-name="P1">AREF – PA1 – bílá 10 cm</text:p>
      <text:p text:style-name="P1">PC2 – VCC – oranžová 10 cm</text:p>
      <text:p text:style-name="P1">10K (proti přívodu z GPS) – PD0 – oranžová 10 cm</text:p>
      <text:p text:style-name="P1"/>
      <text:p text:style-name="P1">ATMEGATQ4401A – Sdcard01B</text:p>
      <text:p text:style-name="P1">PB7 – J4 – fialová 15 cm</text:p>
      <text:p text:style-name="P1">PB6 – J5 – bílá 15 cm</text:p>
      <text:p text:style-name="P1">PB5 – J3 – oranžová 15 cm</text:p>
      <text:p text:style-name="P1">PB4 – J8 – šedá 15 cm</text:p>
      <text:p text:style-name="P1">POWER – POWER 3,3V – modrá/červená 20 cm</text:p>
      <text:p text:style-name="P1"/>
      <text:p text:style-name="P1">ATMEGATQ4401A – TPS63060V01A</text:p>
      <text:p text:style-name="P1">POWER – POWER OUT – červená/modrá 10 cm</text:p>
      <text:p text:style-name="P1"/>
      <text:p text:style-name="P1">RELL1SW01A – ATMEGATQ4401A</text:p>
      <text:p text:style-name="P1">IN2 – PD3 – bílá 10 cm</text:p>
      <text:p text:style-name="P1">IN1 – PD4 – šedá 10 cm</text:p>
      <text:p text:style-name="P1"/>
      <text:p text:style-name="P1">RELL1SW01A</text:p>
      <text:p text:style-name="P1"><text:soft-page-break/>5 – OUT1 – zelená 10 cm</text:p>
      <text:p text:style-name="P1">6 – OUT2 – fialová 10 cm</text:p>
      <text:p text:style-name="P1"/>
      <text:p text:style-name="P1">RELL1SW01A – TPS63060V01A</text:p>
      <text:p text:style-name="P1">POWER – POWER IN – červená/modrá 10 cm</text:p>
      <text:p text:style-name="P1"/>
      <text:p text:style-name="P1">RELL1SW01A – GPS01B</text:p>
      <text:p text:style-name="P1">POWER (-) – POWER – modrá 10 cm</text:p>
      <text:p text:style-name="P1">3 – POWER – červená 10 cm</text:p>
      <text:p text:style-name="P1"/>
      <text:p text:style-name="P1">GPS01B – ATMEGATQ4401A</text:p>
      <text:p text:style-name="P1">TXD – 10k – oranžová 10 cm</text:p>
      <text:p text:style-name="P1">RXD – PD1 – žlutá 10 cm</text:p>
      <text:p text:style-name="P1"/>
      <text:p text:style-name="P1"/>
      <text:p text:style-name="P1"/>
      <text:p text:style-name="P1"/>
      <text:p text:style-name="P1"/>
      <text:list xml:id="list29757843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7M46S</meta:editing-duration>
    <meta:editing-cycles>5</meta:editing-cycles>
    <meta:generator>OpenOffice.org/3.2$Win32 OpenOffice.org_project/320m12$Build-9483</meta:generator>
    <dc:date>2017-10-03T10:18:22.02</dc:date>
    <meta:document-statistic meta:table-count="0" meta:image-count="0" meta:object-count="0" meta:page-count="3" meta:paragraph-count="84" meta:word-count="418" meta:character-count="1982"/>
    <meta:user-defined meta:name="Info 1"/>
    <meta:user-defined meta:name="Info 2"/>
    <meta:user-defined meta:name="Info 3"/>
    <meta:user-defined meta:name="Info 4"/>
  </office:meta>
</office:document-meta>
</file>